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5.3265"/>
          <table:table-cell office:value-type="float" office:value="13.021"/>
          <table:table-cell office:value-type="float" office:value="11.61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8182.0"/>
          <table:table-cell office:value-type="float" office:value="169655.0"/>
          <table:table-cell office:value-type="float" office:value="212058.0"/>
          <table:table-cell office:value-type="float" office:value="817570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5.68758"/>
          <table:table-cell office:value-type="float" office:value="3.32"/>
          <table:table-cell office:value-type="float" office:value="1.86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723.0"/>
          <table:table-cell office:value-type="float" office:value="52056.0"/>
          <table:table-cell office:value-type="float" office:value="212058.0"/>
          <table:table-cell office:value-type="float" office:value="817570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5.08604"/>
          <table:table-cell office:value-type="float" office:value="1.45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14.0"/>
          <table:table-cell office:value-type="float" office:value="211558.0"/>
          <table:table-cell office:value-type="float" office:value="816030.0"/>
          <table:table-cell office:value-type="float" office:value="187644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1.974"/>
          <table:table-cell office:value-type="float" office:value="9.695"/>
          <table:table-cell office:value-type="float" office:value="8.31"/>
          <table:table-cell office:value-type="float" office:value="0.0"/>
          <table:table-cell office:value-type="float" office:value="0.0"/>
          <table:table-cell office:value-type="float" office:value="83.0"/>
          <table:table-cell office:value-type="float" office:value="21412.0"/>
          <table:table-cell office:value-type="float" office:value="214005.0"/>
          <table:table-cell office:value-type="float" office:value="212058.0"/>
          <table:table-cell office:value-type="float" office:value="817571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6.41974"/>
          <table:table-cell office:value-type="float" office:value="4.096"/>
          <table:table-cell office:value-type="float" office:value="2.64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079.0"/>
          <table:table-cell office:value-type="float" office:value="75924.0"/>
          <table:table-cell office:value-type="float" office:value="212058.0"/>
          <table:table-cell office:value-type="float" office:value="817571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5.13802"/>
          <table:table-cell office:value-type="float" office:value="1.581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1676.0"/>
          <table:table-cell office:value-type="float" office:value="211558.0"/>
          <table:table-cell office:value-type="float" office:value="816031.0"/>
          <table:table-cell office:value-type="float" office:value="191236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5.4178"/>
          <table:table-cell office:value-type="float" office:value="13.159"/>
          <table:table-cell office:value-type="float" office:value="11.8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675.0"/>
          <table:table-cell office:value-type="float" office:value="290872.0"/>
          <table:table-cell office:value-type="float" office:value="212058.0"/>
          <table:table-cell office:value-type="float" office:value="817570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7.62492"/>
          <table:table-cell office:value-type="float" office:value="5.385"/>
          <table:table-cell office:value-type="float" office:value="3.91"/>
          <table:table-cell office:value-type="float" office:value="1.0"/>
          <table:table-cell office:value-type="float" office:value="0.0"/>
          <table:table-cell office:value-type="float" office:value="42.0"/>
          <table:table-cell office:value-type="float" office:value="8658.0"/>
          <table:table-cell office:value-type="float" office:value="117226.0"/>
          <table:table-cell office:value-type="float" office:value="212058.0"/>
          <table:table-cell office:value-type="float" office:value="817570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5.33652"/>
          <table:table-cell office:value-type="float" office:value="1.645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65.0"/>
          <table:table-cell office:value-type="float" office:value="6861.0"/>
          <table:table-cell office:value-type="float" office:value="211558.0"/>
          <table:table-cell office:value-type="float" office:value="816030.0"/>
          <table:table-cell office:value-type="float" office:value="191232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0.6967"/>
          <table:table-cell office:value-type="float" office:value="8.412"/>
          <table:table-cell office:value-type="float" office:value="7.04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4740.0"/>
          <table:table-cell office:value-type="float" office:value="173618.0"/>
          <table:table-cell office:value-type="float" office:value="212058.0"/>
          <table:table-cell office:value-type="float" office:value="817570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13.237"/>
          <table:table-cell office:value-type="float" office:value="11.068"/>
          <table:table-cell office:value-type="float" office:value="9.61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794.0"/>
          <table:table-cell office:value-type="float" office:value="196156.0"/>
          <table:table-cell office:value-type="float" office:value="212058.0"/>
          <table:table-cell office:value-type="float" office:value="817570.0"/>
          <table:table-cell office:value-type="float" office:value="190368.0"/>
          <table:table-cell office:value-type="float" office:value="0.0"/>
          <table:table-cell office:value-type="float" office:value="0.0"/>
          <table:table-cell office:value-type="float" office:value="4.84479"/>
          <table:table-cell office:value-type="float" office:value="1.20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4274.0"/>
          <table:table-cell office:value-type="float" office:value="211558.0"/>
          <table:table-cell office:value-type="float" office:value="816030.0"/>
          <table:table-cell office:value-type="float" office:value="191232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58.3229"/>
          <table:table-cell office:value-type="float" office:value="56.048"/>
          <table:table-cell office:value-type="float" office:value="54.65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158486.0"/>
          <table:table-cell office:value-type="float" office:value="1299597.0"/>
          <table:table-cell office:value-type="float" office:value="212058.0"/>
          <table:table-cell office:value-type="float" office:value="817571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5.64714"/>
          <table:table-cell office:value-type="float" office:value="3.315"/>
          <table:table-cell office:value-type="float" office:value="1.86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197.0"/>
          <table:table-cell office:value-type="float" office:value="56320.0"/>
          <table:table-cell office:value-type="float" office:value="212058.0"/>
          <table:table-cell office:value-type="float" office:value="817571.0"/>
          <table:table-cell office:value-type="float" office:value="190364.0"/>
          <table:table-cell office:value-type="float" office:value="0.0"/>
          <table:table-cell office:value-type="float" office:value="0.0"/>
          <table:table-cell office:value-type="float" office:value="5.88933"/>
          <table:table-cell office:value-type="float" office:value="2.167"/>
          <table:table-cell office:value-type="float" office:value="0.81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594.0"/>
          <table:table-cell office:value-type="float" office:value="12005.0"/>
          <table:table-cell office:value-type="float" office:value="211558.0"/>
          <table:table-cell office:value-type="float" office:value="816031.0"/>
          <table:table-cell office:value-type="float" office:value="191232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6.58324"/>
          <table:table-cell office:value-type="float" office:value="4.424"/>
          <table:table-cell office:value-type="float" office:value="2.96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9611.0"/>
          <table:table-cell office:value-type="float" office:value="87580.0"/>
          <table:table-cell office:value-type="float" office:value="241180.0"/>
          <table:table-cell office:value-type="float" office:value="927400.0"/>
          <table:table-cell office:value-type="float" office:value="203516.0"/>
          <table:table-cell office:value-type="float" office:value="0.0"/>
          <table:table-cell office:value-type="float" office:value="0.0"/>
          <table:table-cell office:value-type="float" office:value="4.88467"/>
          <table:table-cell office:value-type="float" office:value="2.715"/>
          <table:table-cell office:value-type="float" office:value="1.12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054.0"/>
          <table:table-cell office:value-type="float" office:value="25891.0"/>
          <table:table-cell office:value-type="float" office:value="241180.0"/>
          <table:table-cell office:value-type="float" office:value="927400.0"/>
          <table:table-cell office:value-type="float" office:value="203508.0"/>
          <table:table-cell office:value-type="float" office:value="0.0"/>
          <table:table-cell office:value-type="float" office:value="0.0"/>
          <table:table-cell office:value-type="float" office:value="5.47564"/>
          <table:table-cell office:value-type="float" office:value="1.823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2.0"/>
          <table:table-cell office:value-type="float" office:value="2478.0"/>
          <table:table-cell office:value-type="float" office:value="240680.0"/>
          <table:table-cell office:value-type="float" office:value="925860.0"/>
          <table:table-cell office:value-type="float" office:value="204700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1.2289"/>
          <table:table-cell office:value-type="float" office:value="8.95"/>
          <table:table-cell office:value-type="float" office:value="7.59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6830.0"/>
          <table:table-cell office:value-type="float" office:value="204648.0"/>
          <table:table-cell office:value-type="float" office:value="241180.0"/>
          <table:table-cell office:value-type="float" office:value="927400.0"/>
          <table:table-cell office:value-type="float" office:value="202792.0"/>
          <table:table-cell office:value-type="float" office:value="0.0"/>
          <table:table-cell office:value-type="float" office:value="0.0"/>
          <table:table-cell office:value-type="float" office:value="7.52435"/>
          <table:table-cell office:value-type="float" office:value="5.206"/>
          <table:table-cell office:value-type="float" office:value="3.91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7979.0"/>
          <table:table-cell office:value-type="float" office:value="159851.0"/>
          <table:table-cell office:value-type="float" office:value="241180.0"/>
          <table:table-cell office:value-type="float" office:value="927400.0"/>
          <table:table-cell office:value-type="float" office:value="202792.0"/>
          <table:table-cell office:value-type="float" office:value="0.0"/>
          <table:table-cell office:value-type="float" office:value="0.0"/>
          <table:table-cell office:value-type="float" office:value="5.37486"/>
          <table:table-cell office:value-type="float" office:value="1.806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4259.0"/>
          <table:table-cell office:value-type="float" office:value="240680.0"/>
          <table:table-cell office:value-type="float" office:value="925860.0"/>
          <table:table-cell office:value-type="float" office:value="204396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9.66172"/>
          <table:table-cell office:value-type="float" office:value="7.521"/>
          <table:table-cell office:value-type="float" office:value="6.04"/>
          <table:table-cell office:value-type="float" office:value="0.0"/>
          <table:table-cell office:value-type="float" office:value="0.0"/>
          <table:table-cell office:value-type="float" office:value="64.0"/>
          <table:table-cell office:value-type="float" office:value="16939.0"/>
          <table:table-cell office:value-type="float" office:value="144799.0"/>
          <table:table-cell office:value-type="float" office:value="241180.0"/>
          <table:table-cell office:value-type="float" office:value="927401.0"/>
          <table:table-cell office:value-type="float" office:value="202792.0"/>
          <table:table-cell office:value-type="float" office:value="0.0"/>
          <table:table-cell office:value-type="float" office:value="0.0"/>
          <table:table-cell office:value-type="float" office:value="8.21886"/>
          <table:table-cell office:value-type="float" office:value="6.065"/>
          <table:table-cell office:value-type="float" office:value="4.51"/>
          <table:table-cell office:value-type="float" office:value="1.0"/>
          <table:table-cell office:value-type="float" office:value="0.0"/>
          <table:table-cell office:value-type="float" office:value="34.0"/>
          <table:table-cell office:value-type="float" office:value="7223.0"/>
          <table:table-cell office:value-type="float" office:value="140243.0"/>
          <table:table-cell office:value-type="float" office:value="241180.0"/>
          <table:table-cell office:value-type="float" office:value="927401.0"/>
          <table:table-cell office:value-type="float" office:value="202940.0"/>
          <table:table-cell office:value-type="float" office:value="0.0"/>
          <table:table-cell office:value-type="float" office:value="0.0"/>
          <table:table-cell office:value-type="float" office:value="5.52383"/>
          <table:table-cell office:value-type="float" office:value="1.894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6.0"/>
          <table:table-cell office:value-type="float" office:value="6106.0"/>
          <table:table-cell office:value-type="float" office:value="240680.0"/>
          <table:table-cell office:value-type="float" office:value="925861.0"/>
          <table:table-cell office:value-type="float" office:value="204396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8.2048"/>
          <table:table-cell office:value-type="float" office:value="26.098"/>
          <table:table-cell office:value-type="float" office:value="24.6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2778.0"/>
          <table:table-cell office:value-type="float" office:value="581930.0"/>
          <table:table-cell office:value-type="float" office:value="241180.0"/>
          <table:table-cell office:value-type="float" office:value="927402.0"/>
          <table:table-cell office:value-type="float" office:value="203800.0"/>
          <table:table-cell office:value-type="float" office:value="0.0"/>
          <table:table-cell office:value-type="float" office:value="0.0"/>
          <table:table-cell office:value-type="float" office:value="10.6327"/>
          <table:table-cell office:value-type="float" office:value="8.527"/>
          <table:table-cell office:value-type="float" office:value="6.95"/>
          <table:table-cell office:value-type="float" office:value="0.0"/>
          <table:table-cell office:value-type="float" office:value="0.0"/>
          <table:table-cell office:value-type="float" office:value="99.0"/>
          <table:table-cell office:value-type="float" office:value="24075.0"/>
          <table:table-cell office:value-type="float" office:value="173010.0"/>
          <table:table-cell office:value-type="float" office:value="241180.0"/>
          <table:table-cell office:value-type="float" office:value="927402.0"/>
          <table:table-cell office:value-type="float" office:value="202792.0"/>
          <table:table-cell office:value-type="float" office:value="0.0"/>
          <table:table-cell office:value-type="float" office:value="0.0"/>
          <table:table-cell office:value-type="float" office:value="5.39176"/>
          <table:table-cell office:value-type="float" office:value="1.769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4.0"/>
          <table:table-cell office:value-type="float" office:value="3559.0"/>
          <table:table-cell office:value-type="float" office:value="240680.0"/>
          <table:table-cell office:value-type="float" office:value="925862.0"/>
          <table:table-cell office:value-type="float" office:value="204396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2.7918"/>
          <table:table-cell office:value-type="float" office:value="10.665"/>
          <table:table-cell office:value-type="float" office:value="9.17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5297.0"/>
          <table:table-cell office:value-type="float" office:value="134945.0"/>
          <table:table-cell office:value-type="float" office:value="241180.0"/>
          <table:table-cell office:value-type="float" office:value="927402.0"/>
          <table:table-cell office:value-type="float" office:value="202792.0"/>
          <table:table-cell office:value-type="float" office:value="0.0"/>
          <table:table-cell office:value-type="float" office:value="0.0"/>
          <table:table-cell office:value-type="float" office:value="7.61501"/>
          <table:table-cell office:value-type="float" office:value="5.442"/>
          <table:table-cell office:value-type="float" office:value="3.86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11466.0"/>
          <table:table-cell office:value-type="float" office:value="77865.0"/>
          <table:table-cell office:value-type="float" office:value="241180.0"/>
          <table:table-cell office:value-type="float" office:value="927402.0"/>
          <table:table-cell office:value-type="float" office:value="202788.0"/>
          <table:table-cell office:value-type="float" office:value="0.0"/>
          <table:table-cell office:value-type="float" office:value="0.0"/>
          <table:table-cell office:value-type="float" office:value="5.47485"/>
          <table:table-cell office:value-type="float" office:value="1.877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2.0"/>
          <table:table-cell office:value-type="float" office:value="6288.0"/>
          <table:table-cell office:value-type="float" office:value="240680.0"/>
          <table:table-cell office:value-type="float" office:value="925862.0"/>
          <table:table-cell office:value-type="float" office:value="204968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9.58595"/>
          <table:table-cell office:value-type="float" office:value="7.745"/>
          <table:table-cell office:value-type="float" office:value="7.22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31388.0"/>
          <table:table-cell office:value-type="float" office:value="183998.0"/>
          <table:table-cell office:value-type="float" office:value="70700.0"/>
          <table:table-cell office:value-type="float" office:value="269397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20.3846"/>
          <table:table-cell office:value-type="float" office:value="18.502"/>
          <table:table-cell office:value-type="float" office:value="18.06"/>
          <table:table-cell office:value-type="float" office:value="0.0"/>
          <table:table-cell office:value-type="float" office:value="0.0"/>
          <table:table-cell office:value-type="float" office:value="275.0"/>
          <table:table-cell office:value-type="float" office:value="91349.0"/>
          <table:table-cell office:value-type="float" office:value="404326.0"/>
          <table:table-cell office:value-type="float" office:value="70700.0"/>
          <table:table-cell office:value-type="float" office:value="269397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2.93033"/>
          <table:table-cell office:value-type="float" office:value="0.49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887.0"/>
          <table:table-cell office:value-type="float" office:value="70450.0"/>
          <table:table-cell office:value-type="float" office:value="268627.0"/>
          <table:table-cell office:value-type="float" office:value="132676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6.2563"/>
          <table:table-cell office:value-type="float" office:value="4.316"/>
          <table:table-cell office:value-type="float" office:value="3.88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8365.0"/>
          <table:table-cell office:value-type="float" office:value="138936.0"/>
          <table:table-cell office:value-type="float" office:value="70700.0"/>
          <table:table-cell office:value-type="float" office:value="269397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2.70852"/>
          <table:table-cell office:value-type="float" office:value="0.958"/>
          <table:table-cell office:value-type="float" office:value="0.45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533.0"/>
          <table:table-cell office:value-type="float" office:value="27450.0"/>
          <table:table-cell office:value-type="float" office:value="70700.0"/>
          <table:table-cell office:value-type="float" office:value="269397.0"/>
          <table:table-cell office:value-type="float" office:value="128192.0"/>
          <table:table-cell office:value-type="float" office:value="0.0"/>
          <table:table-cell office:value-type="float" office:value="0.0"/>
          <table:table-cell office:value-type="float" office:value="2.88162"/>
          <table:table-cell office:value-type="float" office:value="0.51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874.0"/>
          <table:table-cell office:value-type="float" office:value="70450.0"/>
          <table:table-cell office:value-type="float" office:value="268627.0"/>
          <table:table-cell office:value-type="float" office:value="132412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8.99077"/>
          <table:table-cell office:value-type="float" office:value="7.161"/>
          <table:table-cell office:value-type="float" office:value="6.62"/>
          <table:table-cell office:value-type="float" office:value="0.0"/>
          <table:table-cell office:value-type="float" office:value="0.0"/>
          <table:table-cell office:value-type="float" office:value="119.0"/>
          <table:table-cell office:value-type="float" office:value="31655.0"/>
          <table:table-cell office:value-type="float" office:value="155845.0"/>
          <table:table-cell office:value-type="float" office:value="70700.0"/>
          <table:table-cell office:value-type="float" office:value="269397.0"/>
          <table:table-cell office:value-type="float" office:value="123072.0"/>
          <table:table-cell office:value-type="float" office:value="0.0"/>
          <table:table-cell office:value-type="float" office:value="0.0"/>
          <table:table-cell office:value-type="float" office:value="3.27013"/>
          <table:table-cell office:value-type="float" office:value="1.518"/>
          <table:table-cell office:value-type="float" office:value="1.08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4680.0"/>
          <table:table-cell office:value-type="float" office:value="41471.0"/>
          <table:table-cell office:value-type="float" office:value="70700.0"/>
          <table:table-cell office:value-type="float" office:value="269397.0"/>
          <table:table-cell office:value-type="float" office:value="126460.0"/>
          <table:table-cell office:value-type="float" office:value="0.0"/>
          <table:table-cell office:value-type="float" office:value="0.0"/>
          <table:table-cell office:value-type="float" office:value="2.91536"/>
          <table:table-cell office:value-type="float" office:value="0.5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817.0"/>
          <table:table-cell office:value-type="float" office:value="70450.0"/>
          <table:table-cell office:value-type="float" office:value="268627.0"/>
          <table:table-cell office:value-type="float" office:value="132412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8.66649"/>
          <table:table-cell office:value-type="float" office:value="6.814"/>
          <table:table-cell office:value-type="float" office:value="6.3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2572.0"/>
          <table:table-cell office:value-type="float" office:value="196399.0"/>
          <table:table-cell office:value-type="float" office:value="70700.0"/>
          <table:table-cell office:value-type="float" office:value="269397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2.74888"/>
          <table:table-cell office:value-type="float" office:value="0.943"/>
          <table:table-cell office:value-type="float" office:value="0.47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191.0"/>
          <table:table-cell office:value-type="float" office:value="23027.0"/>
          <table:table-cell office:value-type="float" office:value="70700.0"/>
          <table:table-cell office:value-type="float" office:value="269397.0"/>
          <table:table-cell office:value-type="float" office:value="125640.0"/>
          <table:table-cell office:value-type="float" office:value="0.0"/>
          <table:table-cell office:value-type="float" office:value="0.0"/>
          <table:table-cell office:value-type="float" office:value="2.92987"/>
          <table:table-cell office:value-type="float" office:value="0.48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17.0"/>
          <table:table-cell office:value-type="float" office:value="70450.0"/>
          <table:table-cell office:value-type="float" office:value="268627.0"/>
          <table:table-cell office:value-type="float" office:value="132808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.58791"/>
          <table:table-cell office:value-type="float" office:value="1.741"/>
          <table:table-cell office:value-type="float" office:value="1.22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5126.0"/>
          <table:table-cell office:value-type="float" office:value="45513.0"/>
          <table:table-cell office:value-type="float" office:value="70700.0"/>
          <table:table-cell office:value-type="float" office:value="269397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5.70534"/>
          <table:table-cell office:value-type="float" office:value="3.974"/>
          <table:table-cell office:value-type="float" office:value="3.5"/>
          <table:table-cell office:value-type="float" office:value="1.0"/>
          <table:table-cell office:value-type="float" office:value="0.0"/>
          <table:table-cell office:value-type="float" office:value="92.0"/>
          <table:table-cell office:value-type="float" office:value="22052.0"/>
          <table:table-cell office:value-type="float" office:value="123124.0"/>
          <table:table-cell office:value-type="float" office:value="70700.0"/>
          <table:table-cell office:value-type="float" office:value="269397.0"/>
          <table:table-cell office:value-type="float" office:value="128016.0"/>
          <table:table-cell office:value-type="float" office:value="0.0"/>
          <table:table-cell office:value-type="float" office:value="0.0"/>
          <table:table-cell office:value-type="float" office:value="2.89735"/>
          <table:table-cell office:value-type="float" office:value="0.52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0.0"/>
          <table:table-cell office:value-type="float" office:value="70450.0"/>
          <table:table-cell office:value-type="float" office:value="268627.0"/>
          <table:table-cell office:value-type="float" office:value="132412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8.42004"/>
          <table:table-cell office:value-type="float" office:value="6.591"/>
          <table:table-cell office:value-type="float" office:value="5.22"/>
          <table:table-cell office:value-type="float" office:value="0.0"/>
          <table:table-cell office:value-type="float" office:value="0.0"/>
          <table:table-cell office:value-type="float" office:value="78.0"/>
          <table:table-cell office:value-type="float" office:value="19747.0"/>
          <table:table-cell office:value-type="float" office:value="125838.0"/>
          <table:table-cell office:value-type="float" office:value="195700.0"/>
          <table:table-cell office:value-type="float" office:value="755293.0"/>
          <table:table-cell office:value-type="float" office:value="180116.0"/>
          <table:table-cell office:value-type="float" office:value="0.0"/>
          <table:table-cell office:value-type="float" office:value="0.0"/>
          <table:table-cell office:value-type="float" office:value="7.86023"/>
          <table:table-cell office:value-type="float" office:value="5.97"/>
          <table:table-cell office:value-type="float" office:value="4.52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2630.0"/>
          <table:table-cell office:value-type="float" office:value="100734.0"/>
          <table:table-cell office:value-type="float" office:value="195700.0"/>
          <table:table-cell office:value-type="float" office:value="755293.0"/>
          <table:table-cell office:value-type="float" office:value="179588.0"/>
          <table:table-cell office:value-type="float" office:value="0.0"/>
          <table:table-cell office:value-type="float" office:value="0.0"/>
          <table:table-cell office:value-type="float" office:value="5.41223"/>
          <table:table-cell office:value-type="float" office:value="1.32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987.0"/>
          <table:table-cell office:value-type="float" office:value="195200.0"/>
          <table:table-cell office:value-type="float" office:value="753753.0"/>
          <table:table-cell office:value-type="float" office:value="180628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6.89514"/>
          <table:table-cell office:value-type="float" office:value="5.096"/>
          <table:table-cell office:value-type="float" office:value="3.71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1535.0"/>
          <table:table-cell office:value-type="float" office:value="112753.0"/>
          <table:table-cell office:value-type="float" office:value="195700.0"/>
          <table:table-cell office:value-type="float" office:value="755292.0"/>
          <table:table-cell office:value-type="float" office:value="179584.0"/>
          <table:table-cell office:value-type="float" office:value="0.0"/>
          <table:table-cell office:value-type="float" office:value="0.0"/>
          <table:table-cell office:value-type="float" office:value="5.53626"/>
          <table:table-cell office:value-type="float" office:value="3.653"/>
          <table:table-cell office:value-type="float" office:value="2.19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6216.0"/>
          <table:table-cell office:value-type="float" office:value="53157.0"/>
          <table:table-cell office:value-type="float" office:value="195700.0"/>
          <table:table-cell office:value-type="float" office:value="755292.0"/>
          <table:table-cell office:value-type="float" office:value="179584.0"/>
          <table:table-cell office:value-type="float" office:value="0.0"/>
          <table:table-cell office:value-type="float" office:value="0.0"/>
          <table:table-cell office:value-type="float" office:value="5.26698"/>
          <table:table-cell office:value-type="float" office:value="1.372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733.0"/>
          <table:table-cell office:value-type="float" office:value="195200.0"/>
          <table:table-cell office:value-type="float" office:value="753752.0"/>
          <table:table-cell office:value-type="float" office:value="180628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6.15606"/>
          <table:table-cell office:value-type="float" office:value="4.327"/>
          <table:table-cell office:value-type="float" office:value="2.94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7828.0"/>
          <table:table-cell office:value-type="float" office:value="73123.0"/>
          <table:table-cell office:value-type="float" office:value="195700.0"/>
          <table:table-cell office:value-type="float" office:value="755292.0"/>
          <table:table-cell office:value-type="float" office:value="179588.0"/>
          <table:table-cell office:value-type="float" office:value="0.0"/>
          <table:table-cell office:value-type="float" office:value="0.0"/>
          <table:table-cell office:value-type="float" office:value="15.4921"/>
          <table:table-cell office:value-type="float" office:value="13.558"/>
          <table:table-cell office:value-type="float" office:value="12.15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2732.0"/>
          <table:table-cell office:value-type="float" office:value="376629.0"/>
          <table:table-cell office:value-type="float" office:value="195700.0"/>
          <table:table-cell office:value-type="float" office:value="755292.0"/>
          <table:table-cell office:value-type="float" office:value="179584.0"/>
          <table:table-cell office:value-type="float" office:value="0.0"/>
          <table:table-cell office:value-type="float" office:value="0.0"/>
          <table:table-cell office:value-type="float" office:value="5.39822"/>
          <table:table-cell office:value-type="float" office:value="1.571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7237.0"/>
          <table:table-cell office:value-type="float" office:value="195200.0"/>
          <table:table-cell office:value-type="float" office:value="753752.0"/>
          <table:table-cell office:value-type="float" office:value="180628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5.1593"/>
          <table:table-cell office:value-type="float" office:value="43.254"/>
          <table:table-cell office:value-type="float" office:value="42.12"/>
          <table:table-cell office:value-type="float" office:value="0.0"/>
          <table:table-cell office:value-type="float" office:value="0.0"/>
          <table:table-cell office:value-type="float" office:value="443.0"/>
          <table:table-cell office:value-type="float" office:value="143023.0"/>
          <table:table-cell office:value-type="float" office:value="853298.0"/>
          <table:table-cell office:value-type="float" office:value="195700.0"/>
          <table:table-cell office:value-type="float" office:value="755292.0"/>
          <table:table-cell office:value-type="float" office:value="179584.0"/>
          <table:table-cell office:value-type="float" office:value="0.0"/>
          <table:table-cell office:value-type="float" office:value="0.0"/>
          <table:table-cell office:value-type="float" office:value="7.24398"/>
          <table:table-cell office:value-type="float" office:value="5.341"/>
          <table:table-cell office:value-type="float" office:value="3.9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0659.0"/>
          <table:table-cell office:value-type="float" office:value="99998.0"/>
          <table:table-cell office:value-type="float" office:value="195700.0"/>
          <table:table-cell office:value-type="float" office:value="755292.0"/>
          <table:table-cell office:value-type="float" office:value="179720.0"/>
          <table:table-cell office:value-type="float" office:value="0.0"/>
          <table:table-cell office:value-type="float" office:value="0.0"/>
          <table:table-cell office:value-type="float" office:value="5.03483"/>
          <table:table-cell office:value-type="float" office:value="1.2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746.0"/>
          <table:table-cell office:value-type="float" office:value="195200.0"/>
          <table:table-cell office:value-type="float" office:value="753752.0"/>
          <table:table-cell office:value-type="float" office:value="180632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8.44051"/>
          <table:table-cell office:value-type="float" office:value="6.449"/>
          <table:table-cell office:value-type="float" office:value="5.29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9744.0"/>
          <table:table-cell office:value-type="float" office:value="202026.0"/>
          <table:table-cell office:value-type="float" office:value="195700.0"/>
          <table:table-cell office:value-type="float" office:value="755294.0"/>
          <table:table-cell office:value-type="float" office:value="179984.0"/>
          <table:table-cell office:value-type="float" office:value="0.0"/>
          <table:table-cell office:value-type="float" office:value="0.0"/>
          <table:table-cell office:value-type="float" office:value="15.8773"/>
          <table:table-cell office:value-type="float" office:value="13.978"/>
          <table:table-cell office:value-type="float" office:value="12.54"/>
          <table:table-cell office:value-type="float" office:value="1.0"/>
          <table:table-cell office:value-type="float" office:value="0.0"/>
          <table:table-cell office:value-type="float" office:value="132.0"/>
          <table:table-cell office:value-type="float" office:value="41642.0"/>
          <table:table-cell office:value-type="float" office:value="306475.0"/>
          <table:table-cell office:value-type="float" office:value="195700.0"/>
          <table:table-cell office:value-type="float" office:value="755294.0"/>
          <table:table-cell office:value-type="float" office:value="179584.0"/>
          <table:table-cell office:value-type="float" office:value="0.0"/>
          <table:table-cell office:value-type="float" office:value="0.0"/>
          <table:table-cell office:value-type="float" office:value="5.2721"/>
          <table:table-cell office:value-type="float" office:value="1.427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9.0"/>
          <table:table-cell office:value-type="float" office:value="8696.0"/>
          <table:table-cell office:value-type="float" office:value="195200.0"/>
          <table:table-cell office:value-type="float" office:value="753754.0"/>
          <table:table-cell office:value-type="float" office:value="180632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08013"/>
          <table:table-cell office:value-type="float" office:value="0.2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292.0"/>
          <table:table-cell office:value-type="float" office:value="22498.0"/>
          <table:table-cell office:value-type="float" office:value="85835.0"/>
          <table:table-cell office:value-type="float" office:value="124420.0"/>
          <table:table-cell office:value-type="float" office:value="0.0"/>
          <table:table-cell office:value-type="float" office:value="0.0"/>
          <table:table-cell office:value-type="float" office:value="2.72134"/>
          <table:table-cell office:value-type="float" office:value="0.27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2235.0"/>
          <table:table-cell office:value-type="float" office:value="22498.0"/>
          <table:table-cell office:value-type="float" office:value="85835.0"/>
          <table:table-cell office:value-type="float" office:value="127660.0"/>
          <table:table-cell office:value-type="float" office:value="0.0"/>
          <table:table-cell office:value-type="float" office:value="0.0"/>
          <table:table-cell office:value-type="float" office:value="1.99505"/>
          <table:table-cell office:value-type="float" office:value="0.16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22398.0"/>
          <table:table-cell office:value-type="float" office:value="85527.0"/>
          <table:table-cell office:value-type="float" office:value="129472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0376"/>
          <table:table-cell office:value-type="float" office:value="0.22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7.0"/>
          <table:table-cell office:value-type="float" office:value="2762.0"/>
          <table:table-cell office:value-type="float" office:value="22498.0"/>
          <table:table-cell office:value-type="float" office:value="85835.0"/>
          <table:table-cell office:value-type="float" office:value="125968.0"/>
          <table:table-cell office:value-type="float" office:value="0.0"/>
          <table:table-cell office:value-type="float" office:value="0.0"/>
          <table:table-cell office:value-type="float" office:value="1.96562"/>
          <table:table-cell office:value-type="float" office:value="0.20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8.0"/>
          <table:table-cell office:value-type="float" office:value="3333.0"/>
          <table:table-cell office:value-type="float" office:value="22498.0"/>
          <table:table-cell office:value-type="float" office:value="85835.0"/>
          <table:table-cell office:value-type="float" office:value="125320.0"/>
          <table:table-cell office:value-type="float" office:value="0.0"/>
          <table:table-cell office:value-type="float" office:value="0.0"/>
          <table:table-cell office:value-type="float" office:value="1.95242"/>
          <table:table-cell office:value-type="float" office:value="0.17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8.0"/>
          <table:table-cell office:value-type="float" office:value="22398.0"/>
          <table:table-cell office:value-type="float" office:value="85527.0"/>
          <table:table-cell office:value-type="float" office:value="128744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03234"/>
          <table:table-cell office:value-type="float" office:value="0.24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429.0"/>
          <table:table-cell office:value-type="float" office:value="22498.0"/>
          <table:table-cell office:value-type="float" office:value="85835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1.9347"/>
          <table:table-cell office:value-type="float" office:value="0.25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84.0"/>
          <table:table-cell office:value-type="float" office:value="22498.0"/>
          <table:table-cell office:value-type="float" office:value="85835.0"/>
          <table:table-cell office:value-type="float" office:value="126368.0"/>
          <table:table-cell office:value-type="float" office:value="0.0"/>
          <table:table-cell office:value-type="float" office:value="0.0"/>
          <table:table-cell office:value-type="float" office:value="1.97388"/>
          <table:table-cell office:value-type="float" office:value="0.18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22398.0"/>
          <table:table-cell office:value-type="float" office:value="85527.0"/>
          <table:table-cell office:value-type="float" office:value="129472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04077"/>
          <table:table-cell office:value-type="float" office:value="0.24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9.0"/>
          <table:table-cell office:value-type="float" office:value="2544.0"/>
          <table:table-cell office:value-type="float" office:value="22498.0"/>
          <table:table-cell office:value-type="float" office:value="85835.0"/>
          <table:table-cell office:value-type="float" office:value="126368.0"/>
          <table:table-cell office:value-type="float" office:value="0.0"/>
          <table:table-cell office:value-type="float" office:value="0.0"/>
          <table:table-cell office:value-type="float" office:value="1.87233"/>
          <table:table-cell office:value-type="float" office:value="0.17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84.0"/>
          <table:table-cell office:value-type="float" office:value="22498.0"/>
          <table:table-cell office:value-type="float" office:value="85835.0"/>
          <table:table-cell office:value-type="float" office:value="122564.0"/>
          <table:table-cell office:value-type="float" office:value="0.0"/>
          <table:table-cell office:value-type="float" office:value="0.0"/>
          <table:table-cell office:value-type="float" office:value="2.0747"/>
          <table:table-cell office:value-type="float" office:value="0.16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22398.0"/>
          <table:table-cell office:value-type="float" office:value="85527.0"/>
          <table:table-cell office:value-type="float" office:value="128876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98686"/>
          <table:table-cell office:value-type="float" office:value="0.2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55.0"/>
          <table:table-cell office:value-type="float" office:value="22498.0"/>
          <table:table-cell office:value-type="float" office:value="85835.0"/>
          <table:table-cell office:value-type="float" office:value="122308.0"/>
          <table:table-cell office:value-type="float" office:value="0.0"/>
          <table:table-cell office:value-type="float" office:value="0.0"/>
          <table:table-cell office:value-type="float" office:value="1.95488"/>
          <table:table-cell office:value-type="float" office:value="0.22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64.0"/>
          <table:table-cell office:value-type="float" office:value="2975.0"/>
          <table:table-cell office:value-type="float" office:value="22498.0"/>
          <table:table-cell office:value-type="float" office:value="85835.0"/>
          <table:table-cell office:value-type="float" office:value="126624.0"/>
          <table:table-cell office:value-type="float" office:value="0.0"/>
          <table:table-cell office:value-type="float" office:value="0.0"/>
          <table:table-cell office:value-type="float" office:value="1.96447"/>
          <table:table-cell office:value-type="float" office:value="0.18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22398.0"/>
          <table:table-cell office:value-type="float" office:value="85527.0"/>
          <table:table-cell office:value-type="float" office:value="128876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SUM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SUM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SUM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